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center" draw:textarea-vertical-align="middle"/>
    </style:style>
    <style:style style:name="gr2" style:family="graphic" style:parent-style-name="standard">
      <style:graphic-properties draw:fill-color="#ffffcc" draw:textarea-horizontal-align="center" draw:textarea-vertical-align="middle"/>
    </style:style>
    <style:style style:name="gr3" style:family="graphic" style:parent-style-name="standard">
      <style:graphic-properties draw:fill="solid" draw:fill-color="#ffcc99" draw:textarea-horizontal-align="center" draw:textarea-vertical-align="middle"/>
    </style:style>
    <style:style style:name="gr4" style:family="graphic" style:parent-style-name="standard">
      <style:graphic-properties svg:stroke-width="0.051cm" draw:marker-start-width="0.381cm" draw:marker-end="Symmetric_20_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0pt" fo:font-style="italic"/>
    </style:style>
    <style:style style:name="T1" style:family="text">
      <style:text-properties fo:font-size="10pt"/>
    </style:style>
    <style:style style:name="T2" style:family="text">
      <style:text-properties fo:font-size="10pt" fo:font-style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064cm" svg:height="3.048cm" svg:x="5.689cm" svg:y="5.252cm">
          <text:p/>
        </draw:rect>
        <draw:rect draw:style-name="gr2" draw:text-style-name="P3" draw:layer="layout" svg:width="3.175cm" svg:height="0.762cm" svg:x="6.07cm" svg:y="5.505cm">
          <text:p text:style-name="P2"><text:span text:style-name="T1">BOINC Manager</text:span></text:p>
        </draw:rect>
        <draw:rect draw:style-name="gr3" draw:text-style-name="P3" draw:layer="layout" svg:width="2.485cm" svg:height="0.745cm" svg:x="6.422cm" svg:y="7.283cm">
          <text:p text:style-name="P2"><text:span text:style-name="T1">BOINC client</text:span></text:p>
        </draw:rect>
        <draw:line draw:style-name="gr4" draw:text-style-name="P1" draw:layer="layout" svg:x1="7.594cm" svg:y1="6.267cm" svg:x2="7.565cm" svg:y2="7.266cm">
          <text:p/>
        </draw:line>
        <draw:frame draw:style-name="gr5" draw:text-style-name="P5" draw:layer="layout" svg:width="1.967cm" svg:height="0.645cm" svg:x="7.619cm" svg:y="6.494cm">
          <draw:text-box>
            <text:p text:style-name="P4"><text:span text:style-name="T2">GUI R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4.853cm" fo:margin-bottom="19.204cm" fo:margin-left="5.152cm" fo:margin-right="11.24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creation-date>2006-12-04T11:34:37</meta:creation-date>
    <dc:date>2012-12-27T14:40:32.59</dc:date>
    <dc:language>en-US</dc:language>
    <meta:editing-cycles>7</meta:editing-cycles>
    <meta:editing-duration>PT1H30M</meta:editing-duration>
    <dc:creator>David Anderson</dc:creator>
    <meta:document-statistic meta:object-count="5"/>
    <meta:user-defined meta:name="Info 1"/>
    <meta:user-defined meta:name="Info 2"/>
    <meta:user-defined meta:name="Info 3"/>
    <meta:user-defined meta:name="Info 4"/>
  </office:meta>
</office:document-meta>
</file>